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text:span text:style-name="T1"/></text:p>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text:span text:style-name="T1"/></text:p>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text:span text:style-name="T1"/></text:p>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text:span text:style-name="T1"/></text:p>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text:span text:style-name="T1"/></text:p>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text:span text:style-name="T1"/></text:p>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text:span text:style-name="T1"/></text:p>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text:span text:style-name="T1">4. Master Project Setting Up E-Commerce Project</text:span></text:p>
      <text:p text:style-name="P2"><text:span text:style-name="T1"/></text:p>
      <text:p text:style-name="P2"><text:span text:style-name="T1">1) </text:span>React assigns another attribute to all html-like elements beside <text:span text:style-name="T1">className </text:span>is <text:span text:style-name="T1">style (camelCase).</text:span></text:p>
      <text:p text:style-name="P2"><text:span text:style-name="T1"/></text:p>
      <text:p text:style-name="P1"><text:span text:style-name="T1">5. Master Project React Router and Rounting</text:span></text:p>
      <text:p text:style-name="P1"><text:span text:style-name="T1"/></text:p>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text:span text:style-name="T1"/></text:p>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text:span text:style-name="T1"/></text:p>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text:span text:style-name="T1"/></text:p>
      <text:p text:style-name="P2">8) There are further arguments in above 3 props. If we want to pass dynamic id or value we have to make url starting with colon like ‘/topics/:topicId’ this can be accessible in props.match.params.topicId.</text:p>
      <text:p text:style-name="P2"><text:span text:style-name="T1"/></text:p>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1">6. Master Project Forms + Components</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